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Impl.Buil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derImpl.data( @ Nullable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ntEvent.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.builder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ntEvent.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BuilderImpl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.r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.ServerSentEvent( @ Nullable String id , @ Nullable String event , @ Nullable Duration retry , @ Nullable String comment , @ Nullable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Impl.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ntEvent.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ntEvent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retry( Duration re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n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